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ATS" svg:font-family="NAT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sa" svg:font-family="Rasa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njari" fo:font-size="15pt" style:text-underline-style="solid" style:text-underline-width="auto" style:text-underline-color="font-color" fo:font-weight="bold" officeooo:rsid="00030533" officeooo:paragraph-rsid="0003053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30533" officeooo:paragraph-rsid="00030533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</text:p>
      <text:p text:style-name="P1"/>
      <text:p text:style-name="P2">É um um conceito utilizado para descrever a complexidade de tempo de um algoritmo ou a eficiência de um processo no computador necessários para resolver um problema que cresce à medida que a entrada aumenta.</text:p>
      <text:p text:style-name="P2"/>
      <text:p text:style-name="P2">Descreve um conjunto de funções que crescem no máximo em uma taxa proporcional a f(n) e pode ser utilizado para classificar o desempenho de algoritmos em categorias como O(1), O(log n), O(n), O(n log n), O(n²), etc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ATS" svg:font-family="NAT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sa" svg:font-family="Rasa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7:32:00.940020143</meta:creation-date>
    <dc:date>2023-08-02T07:40:32.431493289</dc:date>
    <meta:editing-duration>PT8M34S</meta:editing-duration>
    <meta:editing-cycles>1</meta:editing-cycles>
    <meta:document-statistic meta:table-count="0" meta:image-count="0" meta:object-count="0" meta:page-count="1" meta:paragraph-count="3" meta:word-count="76" meta:character-count="431" meta:non-whitespace-character-count="360"/>
    <meta:generator>LibreOffice/7.3.7.2$Linux_X86_64 LibreOffice_project/30$Build-2</meta:generator>
  </office:meta>
</office:document-meta>
</file>